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RoleImpl.getPartner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RoleImpl.PartnerLinkRoleImpl( ODEProcess process , PartnerLinkModel p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nerLinkRoleImpl.getInitialEP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